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, Arial, sans-serif"/>
    <style:font-face style:name="Georgia" svg:font-family="Georg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Geneva" fo:font-size="12pt" fo:letter-spacing="normal" fo:font-style="normal" fo:font-weight="normal" style:font-weight-asian="normal" style:font-weight-complex="normal"/>
    </style:style>
    <style:style style:name="P2" style:family="paragraph" style:parent-style-name="Text_20_body">
      <style:text-properties style:font-name="Georgia"/>
    </style:style>
    <style:style style:name="P3" style:family="paragraph" style:parent-style-name="Text_20_body">
      <style:text-properties style:font-name="Georgia" officeooo:paragraph-rsid="003f6c7c"/>
    </style:style>
    <style:style style:name="P4" style:family="paragraph" style:parent-style-name="Text_20_body">
      <style:text-properties style:font-name="Georgia" officeooo:paragraph-rsid="0041af7e"/>
    </style:style>
    <style:style style:name="P5" style:family="paragraph" style:parent-style-name="Text_20_body">
      <style:text-properties style:font-name="Georgia" officeooo:paragraph-rsid="004d8f99"/>
    </style:style>
    <style:style style:name="P6" style:family="paragraph" style:parent-style-name="Text_20_body">
      <style:text-properties style:font-name="Georgia" officeooo:paragraph-rsid="005260d9"/>
    </style:style>
    <style:style style:name="P7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Geneva" fo:font-size="12pt" fo:letter-spacing="normal" fo:font-style="normal" fo:font-weight="normal" style:font-weight-asian="normal" style:font-weight-complex="normal"/>
    </style:style>
    <style:style style:name="P8" style:family="paragraph" style:parent-style-name="Text_20_body" style:list-style-name="L2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Geneva" fo:font-size="12pt" fo:letter-spacing="normal" fo:font-style="normal" fo:font-weight="normal" style:font-weight-asian="normal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Georgia" fo:font-size="12pt" fo:letter-spacing="normal" fo:font-style="normal" fo:font-weight="normal" style:font-weight-asian="normal" style:font-weight-complex="normal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Georgia" fo:font-size="12pt" fo:letter-spacing="normal" fo:font-style="normal" fo:font-weight="normal" officeooo:rsid="002338dc" officeooo:paragraph-rsid="002a900e" style:font-weight-asian="normal" style:font-weight-complex="normal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Georgia" fo:font-size="12pt" fo:letter-spacing="normal" fo:font-style="normal" fo:font-weight="normal" officeooo:rsid="00328b35" officeooo:paragraph-rsid="0035e051" style:font-weight-asian="normal" style:font-weight-complex="normal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fo:letter-spacing="normal"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fo:font-size="12pt" fo:letter-spacing="normal" fo:font-style="normal" fo:font-weight="normal" officeooo:rsid="00348149" style:font-weight-asian="normal" style:font-weight-complex="normal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3b1c58" style:font-weight-asian="normal" style:font-weight-complex="normal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3ccbf2" style:font-weight-asian="normal" style:font-weight-complex="normal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48bc73" style:font-weight-asian="normal" style:font-weight-complex="normal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4d8f99" style:font-weight-asian="normal" style:font-weight-complex="normal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53b0de" style:font-weight-asian="normal" style:font-weight-complex="normal"/>
    </style:style>
    <style:style style:name="T8" style:family="text">
      <style:text-properties fo:font-variant="normal" fo:text-transform="none" fo:color="#000000" style:font-name="Geneva" fo:font-size="12pt" fo:letter-spacing="normal" fo:font-style="normal"/>
    </style:style>
    <style:style style:name="T9" style:family="text">
      <style:text-properties officeooo:rsid="001fbcd3"/>
    </style:style>
    <style:style style:name="T10" style:family="text">
      <style:text-properties officeooo:rsid="0021327b"/>
    </style:style>
    <style:style style:name="T11" style:family="text">
      <style:text-properties officeooo:rsid="0027a45a"/>
    </style:style>
    <style:style style:name="T12" style:family="text">
      <style:text-properties officeooo:rsid="002c0590"/>
    </style:style>
    <style:style style:name="T13" style:family="text">
      <style:text-properties officeooo:rsid="002d8789"/>
    </style:style>
    <style:style style:name="T14" style:family="text">
      <style:text-properties style:font-name="Geneva" officeooo:rsid="00348149"/>
    </style:style>
    <style:style style:name="T15" style:family="text">
      <style:text-properties officeooo:rsid="00348149"/>
    </style:style>
    <style:style style:name="T16" style:family="text">
      <style:text-properties officeooo:rsid="002338dc"/>
    </style:style>
    <style:style style:name="T17" style:family="text">
      <style:text-properties officeooo:rsid="0036700a"/>
    </style:style>
    <style:style style:name="T18" style:family="text">
      <style:text-properties officeooo:rsid="003f6c7c"/>
    </style:style>
    <style:style style:name="T19" style:family="text">
      <style:text-properties officeooo:rsid="0041af7e"/>
    </style:style>
    <style:style style:name="T20" style:family="text">
      <style:text-properties officeooo:rsid="00502034"/>
    </style:style>
    <style:style style:name="T21" style:family="text">
      <style:text-properties officeooo:rsid="00552134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8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0">1. </text:span>When Carol called last night I _________________ <text:span text:style-name="T9">(watch) </text:span>my favorite TV show.</text:p>
      <text:p text:style-name="P9"/>
      <text:p text:style-name="P10"><text:span text:style-name="T11">2. </text:span>I <text:s/>_________________ <text:span text:style-name="T12">(work) </text:span>for this company for more than thirty years</text:p>
      <text:p text:style-name="P10">and I <text:s/>_________________ <text:span text:style-name="T13">(intend) </text:span>to stay here until I retire.</text:p>
      <text:p text:style-name="P10"/>
      <text:p text:style-name="P11">3. <text:span text:style-name="T15">Sharon loves to travel. She <text:s/>_________________ (go) abroad almost every summer. Next year she plans to go to Peru.</text:span></text:p>
      <text:p text:style-name="P2"/>
      <text:p text:style-name="P3"><text:span text:style-name="T17">4. Thomas is an author who </text:span><text:span text:style-name="T2">_________________</text:span><text:span text:style-name="T17"> </text:span><text:span text:style-name="T2">(</text:span><text:span text:style-name="T4">write</text:span><text:span text:style-name="T2">) </text:span><text:span text:style-name="T17">since he was a child. Altogether he <text:s/></text:span><text:span text:style-name="T2">_________________ (</text:span><text:span text:style-name="T3">write</text:span><text:span text:style-name="T2">)</text:span><text:span text:style-name="T17">seven novels and three collections of short stories.</text:span></text:p>
      <text:p text:style-name="P3"/>
      <text:p text:style-name="P5"><text:span text:style-name="T18">5. We were late because we <text:s/></text:span><text:span text:style-name="T2">_________________ </text:span><text:span text:style-name="T5">(have)</text:span><text:span text:style-name="T18">some car problems. By the time we got to the train Susan <text:s/></text:span><text:span text:style-name="T2">_________________ </text:span><text:span text:style-name="T6">(wait)</text:span><text:span text:style-name="T18">for us for more than two hours.</text:span></text:p>
      <text:p text:style-name="P6"><text:span text:style-name="T20">6. Every day I <text:s/></text:span><text:span text:style-name="T2">_________________ </text:span><text:span text:style-name="T7">(wake )</text:span><text:span text:style-name="T20">up at six, eat breakfast at seven and leave for work at eight. However, this morning I got up at 6:30, skipped breakfast and left for work late because I forgot to set the alarm.</text:span></text:p>
      <text:p text:style-name="P4"><text:span text:style-name="T21">7. Right now Jim <text:s/>dinner and Sandra <text:s/>the children to bed. Last night at this time they <text:s/>the same thing.</text:span></text:p>
      <text:p text:style-name="P4"><text:span text:style-name="T19"><text:s/></text:span></text:p>
      <text:p text:style-name="P4"/>
      <text:p text:style-name="P4"><text:span text:style-name="T19">By this time next summer you <text:s/>your studies and found a job. I, on the other hand, <text:s/>anything. I will still be studying and you <text:s/>in some new high paying job.</text:span></text:p>
      <text:p text:style-name="P4"><text:span text:style-name="T19">The students are usually taught by Mr. Bingham. However, this week, they <text:s/>by the assistant teacher.</text:span></text:p>
      <text:p text:style-name="P4"><text:span text:style-name="T19">Bob <text:s/>on the phone for over an hour. I wonder when he’s finished.</text:span></text:p>
      <text:p text:style-name="P4"><text:span text:style-name="T19">Mary always <text:s/>the children to football training at this time.</text:span></text:p>
      <text:p text:style-name="P4"><text:span text:style-name="T19">While we <text:s/>for the bus we <text:s/>two children flashing by with their roller skates.</text:span></text:p>
      <text:p text:style-name="P4"><text:span text:style-name="T19">When we finally got to the village we <text:s/>for over five hours. We were exhausted.</text:span><text:line-break/>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, Arial, sans-serif"/>
    <style:font-face style:name="Georgia" svg:font-family="Georg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3:55:27.597615315</meta:creation-date>
    <dc:date>2019-02-28T14:08:28.465458502</dc:date>
    <meta:editing-duration>PT12M41S</meta:editing-duration>
    <meta:editing-cycles>43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266" meta:character-count="1522" meta:non-whitespace-character-count="1248"/>
  </office:meta>
</office:document-meta>
</file>